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2.179cm"/>
    </style:style>
    <style:style style:name="P1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lim-Chat (the <text:span text:style-name="T1">project</text:span> presented)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A LinuxApacheMySQLPHP (<text:span text:style-name="T2">LAMP</text:span>) based project</text:p>
              </text:list-item>
              <text:list-item>
                <text:p><text:span text:style-name="T1">SlimChat is licensed with MIT liberal license</text:span> and uses project that are licensed under MIT license <text:span text:style-name="T1">too</text:span></text:p>
              </text:list-item>
              <text:list-item>
                <text:p>It uses <text:span text:style-name="T1">SlimPHP</text:span> as <text:span text:style-name="T2">server</text:span>-side library (MIT)</text:p>
              </text:list-item>
              <text:list-item>
                <text:p>It uses <text:span text:style-name="T1">Jquery</text:span> as <text:span text:style-name="T2">client</text:span>-side library (MI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layer="layout" svg:width="25.199cm" svg:height="3.506cm" svg:x="1.4cm" svg:y="0.837cm" presentation:class="title">
          <draw:text-box>
            <text:p>GitHub’s <text:span text:style-name="T1">Atom for PHP</text:span> development</text:p>
          </draw:text-box>
        </draw:frame>
        <draw:frame presentation:style-name="pr4" draw:text-style-name="P1" draw:layer="layout" svg:width="25.199cm" svg:height="12.179cm" svg:x="1.4cm" svg:y="4.914cm" presentation:class="subtitle">
          <draw:text-box>
            <text:p><text:span text:style-name="T1">Atom</text:span> is <text:span text:style-name="T2">MIT licensed</text:span> (free software, free as in <text:span text:style-name="T2">freedom</text:span>)</text:p>
            <text:p/>
            <text:p>… used with <text:span text:style-name="T2">extension packages</text:span> for <text:span text:style-name="T2">PHP</text:span></text:p>
            <text:p>(see link below)</text:p>
            <text:p><text:a xlink:href="https://medium.com/@sergioserra/using-atom-io-for-php-development-c1d271f351b2" xlink:type="simple">https://medium.com/@sergioserra/using-atom-io-for-php-development-c1d271f351b2</text:a></text:p>
            <text:list text:style-name="L1">
              <text:list-item>
                <text:p><text:s/>apm install php-debug platformio-ide-termin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Input system for sending emoticon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&lt;div </text:p>
                <text:p>id="message_text" <text:s/><text:span text:style-name="T1">contenteditable</text:span>="true"</text:p>
                <text:p>&gt;&lt;/div&gt;</text:p>
              </text:list-item>
              <text:list-item>
                <text:p>Emoticons are inputted, sent and stored as “emoticon expressions” : (emotycon_type) e.g. (smile) (heart) (mail)</text:p>
              </text:list-item>
              <text:list-item>
                <text:p>Textual “emoticon expressions” are converted to HTML both in /chat/list (message listing) and in #message_text(rich format input field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2T20:47:16.700355405</meta:creation-date>
    <dc:date>2017-10-03T12:17:38.845386592</dc:date>
    <meta:editing-duration>PT28M36S</meta:editing-duration>
    <meta:editing-cycles>9</meta:editing-cycles>
    <meta:generator>LibreOffice/5.1.6.2$Linux_X86_64 LibreOffice_project/10m0$Build-2</meta:generator>
    <meta:document-statistic meta:object-count="33"/>
  </office:meta>
</office:document-meta>
</file>